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4000000040045C06279596841EB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10e4a6f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10ed26e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paragraph-rsid="0029ad3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143ac3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1cdf4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10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1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12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5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6" style:family="paragraph">
      <loext:graphic-properties draw:fill="bitmap" draw:fill-color="#ffffff" draw:fill-image-name="OIG_25_20_28_56_29_" draw:opacity="100%" draw:fill-image-width="100%" draw:fill-image-height="100%" style:repeat="no-repeat" draw:fill-image-ref-point="center"/>
    </style:style>
    <style:style style:name="P1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e4a6f"/>
    </style:style>
    <style:style style:name="T2" style:family="text">
      <style:text-properties officeooo:rsid="010ed26e"/>
    </style:style>
    <style:style style:name="T3" style:family="text">
      <style:text-properties officeooo:rsid="0112575c"/>
    </style:style>
    <style:style style:name="T4" style:family="text">
      <style:text-properties style:font-name="Great Vibes" fo:font-size="36pt" style:font-size-asian="36pt" style:font-size-complex="36pt"/>
    </style:style>
    <style:style style:name="T5" style:family="text">
      <style:text-properties style:font-name="Great Vibes" fo:font-size="36pt" officeooo:rsid="0112b9de" style:font-size-asian="36pt" style:font-size-complex="36pt"/>
    </style:style>
    <style:style style:name="T6" style:family="text">
      <style:text-properties style:font-name="Great Vibes" fo:font-size="36pt" officeooo:rsid="011c67e1" style:font-size-asian="36pt" style:font-size-complex="36pt"/>
    </style:style>
    <style:style style:name="T7" style:family="text">
      <style:text-properties style:font-name="Great Vibes" fo:font-size="36pt" officeooo:rsid="011d79b2" style:font-size-asian="36pt" style:font-size-complex="36pt"/>
    </style:style>
    <style:style style:name="T8" style:family="text">
      <style:text-properties officeooo:rsid="01143ac3"/>
    </style:style>
    <style:style style:name="T9" style:family="text">
      <style:text-properties style:font-name="Great Vibes1" fo:font-size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OIG_25_20_28_56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<draw:frame text:anchor-type="paragraph" draw:z-index="0" draw:name="Text Frame 1" draw:style-name="gr2" draw:text-style-name="P14" svg:width="5.8858in" svg:height="0.4886in" svg:x="0.0626in" svg:y="0.4465in"><draw:text-box><text:p text:style-name="P13"><text:span text:style-name="T9">Capitulo 5: Eficiencia</text:span></text:p></draw:text-box></draw:frame><draw:frame text:anchor-type="paragraph" draw:z-index="1" draw:name="Text Frame 2" draw:style-name="gr5" draw:text-style-name="P18" svg:width="5.9969in" svg:height="3.4307in" svg:x="0.0161in" svg:y="4.7465in"><draw:text-box><text:p text:style-name="P17"><text:span text:style-name="T10">“</text:span><text:span text:style-name="T10">Frase introductoria.”</text:span></text:p></draw:text-box></draw:frame></text:p>
      <text:p text:style-name="P6"/>
      <text:p text:style-name="P3"/>
      <text:p text:style-name="P3"/>
      <text:p text:style-name="P3"/>
      <text:p text:style-name="P3"/>
      <text:p text:style-name="P3"><draw:frame text:anchor-type="paragraph" draw:z-index="2" draw:name="Text Frame 7" draw:style-name="gr4" draw:text-style-name="P16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3" draw:name="Text Frame 8" draw:style-name="gr2" draw:text-style-name="P14" svg:width="5.8858in" svg:height="0.4886in" svg:x="0.0626in" svg:y="-0.0783in"><draw:text-box><text:p text:style-name="P13"><text:span text:style-name="T9">Introduccion</text:span></text:p></draw:text-box></draw:frame></text:p>
      <text:p text:style-name="P3"/>
      <text:p text:style-name="P3"/>
      <text:p text:style-name="P3"/>
      <text:p text:style-name="P3">En este capitulo hablaremos de eficiencia.</text:p>
      <text:p text:style-name="P3"/>
      <text:p text:style-name="P3">No todos los computadores son iguales.</text:p>
      <text:p text:style-name="P4"><text:span text:style-name="T1"><text:tab/><text:tab/><text:tab/><text:tab/></text:span>Ciertos detalles los hacen diferentes unos de otros, </text:p>
      <text:p text:style-name="P4">como por ejemplo, </text:p>
      <text:p text:style-name="P4"><text:span text:style-name="T1"><text:tab/></text:span>la capacidad para abordar problemas de mayor complejidad, </text:p>
      <text:p text:style-name="P4"><text:span text:style-name="T1"><text:tab/></text:span>o de realizar un mayor numero de operaciones por unidad de tiempo, </text:p>
      <text:p text:style-name="P4"><text:span text:style-name="T1"><text:tab/></text:span>o la habilidad de consumir menos recursos para realizar <text:span text:style-name="T1">un</text:span> mismo trabajo.</text:p>
      <text:p text:style-name="P3"/>
      <text:p text:style-name="P3"/>
      <text:p text:style-name="P3"/>
      <text:p text:style-name="P3"><draw:frame text:anchor-type="paragraph" draw:z-index="4" draw:name="Text Frame 9" draw:style-name="gr3" draw:text-style-name="P15" svg:width="5.9276in" svg:height="0.2406in" svg:x="0.0717in" svg:y="-0.1929in"><draw:text-box><text:p/></draw:text-box></draw:frame></text:p>
      <text:section text:style-name="Sect1" text:name="Section2">
        <text:p text:style-name="P4">También encontraremos diferencias entre los métodos </text:p>
        <text:p text:style-name="P4">que un computador podría utilizar para resolver un mismo problema.</text:p>
        <text:p text:style-name="P4">Un mismo problema puede ser abordado de diferentes formas, </text:p>
        <text:p text:style-name="P4">utilizando distintos procedimientos.</text:p>
      </text:section>
      <text:p text:style-name="P3"/>
      <text:p text:style-name="P3"><draw:frame text:anchor-type="paragraph" draw:z-index="5" draw:name="Text Frame 10" draw:style-name="gr3" draw:text-style-name="P15" svg:width="5.9276in" svg:height="0.2406in" svg:x="0.0717in" svg:y="0.2008in"><draw:text-box><text:p/></draw:text-box></draw:frame></text:p>
      <text:p text:style-name="P3"/>
      <text:p text:style-name="P3"/>
      <text:p text:style-name="P5">De modo que, existe una gran variedad,</text:p>
      <text:p text:style-name="P5"><text:span text:style-name="T2"><text:tab/></text:span>tanto entre los computadores, </text:p>
      <text:p text:style-name="P5"><text:span text:style-name="T2"><text:tab/></text:span>como entre los procedimientos que estos utilizan para resolver problemas, <text:span text:style-name="T2"><text:tab/><text:tab/></text:span> </text:p>
      <text:p text:style-name="P5"><text:span text:style-name="T2"><text:tab/><text:tab/><text:tab/><text:tab/><text:tab/><text:tab/></text:span>y pueden ser medidos y comparados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text:anchor-type="paragraph" draw:z-index="6" draw:name="Text Frame 11" draw:style-name="gr1" draw:text-style-name="P12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pan text:style-name="T5"><text:tab/></text:span><text:span text:style-name="T4">E</text:span>n este capitulo, nos proponemos obtener una medida de <text:s/></text:p>
      <text:p text:style-name="P3">la "Eficiencia algorítmica"</text:p>
      <text:p text:style-name="P7"><text:span text:style-name="T8"><text:tab/><text:tab/><text:tab/></text:span>del sistema computacional basado en criaturas vivientes </text:p>
      <text:p text:style-name="P7">que hemos utilizado en el experimento del capitulo anterior.</text:p>
      <text:p text:style-name="P3"/>
      <text:p text:style-name="P3">Podremos establecer una medida aproximada de la eficiencia del sistema razonando sobre los hechos que hemos podido observar.</text:p>
      <text:p text:style-name="P3"/>
      <text:p text:style-name="P3"/>
      <text:p text:style-name="P3"><draw:frame text:anchor-type="paragraph" draw:z-index="8" draw:name="Text Frame 3" draw:style-name="gr3" draw:text-style-name="P15" svg:width="5.9276in" svg:height="0.2406in" svg:x="0.0717in" svg:y="0.0693in"><draw:text-box><text:p/></draw:text-box></draw:frame></text:p>
      <text:p text:style-name="P3"/>
      <text:p text:style-name="P3"/>
      <text:section text:style-name="Sect1" text:name="Section1">
        <text:p text:style-name="P7"><text:span text:style-name="T3">Y</text:span> diremos que </text:p>
        <text:p text:style-name="P7"/>
        <text:p text:style-name="P7"/>
        <text:p text:style-name="P7"/>
        <text:p text:style-name="P7">un algoritmo es </text:p>
        <text:p text:style-name="P7">mas eficiente que otro cuando encuentra la solución al problema con un menor numero de operaciones.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9" draw:name="Text Frame 5" draw:style-name="gr1" draw:text-style-name="P12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0" draw:name="Text Frame 6" draw:style-name="gr2" draw:text-style-name="P14" svg:width="5.8858in" svg:height="0.4886in" svg:x="0.0626in" svg:y="-0.0783in"><draw:text-box><text:p text:style-name="P13"><text:span text:style-name="T9">Algoritmos diferentes</text:span></text:p></draw:text-box></draw:frame></text:p>
      <text:p text:style-name="P3"/>
      <text:p text:style-name="P3"/>
      <text:p text:style-name="P3"/>
      <text:p text:style-name="P3">Un algoritmo es la descripción de el procedimiento utilizado para resolver un problema.</text:p>
      <text:p text:style-name="P3">O dicho de otra forma, es la secuencia de operaciones que deben realizarse para alcanzar el resultado deseado.</text:p>
      <text:p text:style-name="P3"/>
      <text:p text:style-name="P3">Por ejemplo, si quisiéramos ordenar una baraja de naipes, como podríamos hacerlo ?</text:p>
      <text:p text:style-name="P3"/>
      <text:p text:style-name="P3"><draw:frame text:anchor-type="paragraph" draw:z-index="11" draw:name="Text Frame 12" draw:style-name="gr3" draw:text-style-name="P15" svg:width="5.9276in" svg:height="0.2406in" svg:x="0.0717in" svg:y="0.0693in"><draw:text-box><text:p/></draw:text-box></draw:frame></text:p>
      <text:p text:style-name="P3"/>
      <text:section text:style-name="Sect1" text:name="Section3">
        <text:p text:style-name="P3">Es posible que diferentes personas propongan diferentes formas de conseguir el mismo resultado.</text:p>
        <text:p text:style-name="P3"/>
        <text:p text:style-name="P3">Y siendo los métodos diferentes, es posible también que, algunos métodos consigan el resultado con un esfuerzo menor que otros.</text:p>
      </text:section>
      <text:p text:style-name="P3"/>
      <text:p text:style-name="P3"><draw:frame text:anchor-type="paragraph" draw:z-index="12" draw:name="Text Frame 13" draw:style-name="gr3" draw:text-style-name="P15" svg:width="5.9276in" svg:height="0.2406in" svg:x="0.0717in" svg:y="0.0693in"><draw:text-box><text:p/></draw:text-box></draw:frame></text:p>
      <text:p text:style-name="P3"/>
      <text:p text:style-name="P3">Ante la posibilidad de hacer el trabajo de formas diferentes, preferiremos el algoritmo que consiga el objetivo de la forma mas eficiente.</text:p>
      <text:p text:style-name="P3"/>
      <text:p text:style-name="P3">Realizar el trabajo con un menor numero de operaciones se traduce en un menor consumo de recursos, y en especial, tiempo y energía.</text:p>
      <text:p text:style-name="P3"/>
      <text:p text:style-name="P3">Para ver de forma practica como podemos medir y comparar la eficiencia de algoritmos diferentes, veamos como ejemplo 2 formas de ordenar una baraja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7" draw:name="Text Frame 4" draw:style-name="gr1" draw:text-style-name="P12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3" draw:name="Text Frame 14" draw:style-name="gr2" draw:text-style-name="P14" svg:width="5.8858in" svg:height="0.4886in" svg:x="0.0626in" svg:y="-0.0783in"><draw:text-box><text:p text:style-name="P13"><text:span text:style-name="T9">Como ordenar una baraja</text:span></text:p></draw:text-box></draw:frame></text:p>
      <text:p text:style-name="P3"/>
      <text:p text:style-name="P3"/>
      <text:p text:style-name="P3"><text:span text:style-name="T6"><text:tab/></text:span><text:span text:style-name="T4">M</text:span>étodo 1:</text:p>
      <text:p text:style-name="P3">reviso toda la baraja comparando naipe a naipe con el objetivo de encontrar el de menor valor.</text:p>
      <text:p text:style-name="P3">después de haber revisado toda la baraja habré localizado el de menor valor y lo separo de la baraja colocandolo en una pila que llamare "pila ordenada".</text:p>
      <text:p text:style-name="P3">Al resto de la baraja le llamare "pila desordenada".</text:p>
      <text:p text:style-name="P3">Ahora tengo la baraja separada en dos pilas.</text:p>
      <text:p text:style-name="P3"/>
      <text:p text:style-name="P3"/>
      <text:section text:style-name="Sect1" text:name="Section4">
        <text:p text:style-name="P3">La pila ordenada que contiene un naipe.</text:p>
        <text:p text:style-name="P3">Y la pila desordenada que contiene toda la baraja menos un naipe.</text:p>
      </text:section>
      <text:p text:style-name="P3"/>
      <text:p text:style-name="P3">Ahora, reviso la pila desordenada otra vez, de principio a fin, comparando naipe a naipe, buscando nuevamente el de menor valor.</text:p>
      <text:p text:style-name="P3">después de haber revisado toda la pila separo el naipe de menor valor y lo coloco en la pila ordenada.</text:p>
      <text:p text:style-name="P3"/>
      <text:p text:style-name="P8">Ahora </text:p>
      <text:p text:style-name="P8"/>
      <text:section text:style-name="Sect1" text:name="Section5">
        <text:p text:style-name="P8">la pila ordenada contiene dos naipes, </text:p>
        <text:p text:style-name="P8">y la pila desordenadas contiene toda la baraja menos dos naipes.</text:p>
      </text:section>
      <text:p text:style-name="P3"/>
      <text:p text:style-name="P3">Vuelvo a revisar la pila desordenada, de principio a fin, para extraer el tercer naipe de menor valor.</text:p>
      <text:p text:style-name="P3">Y repetiré el mismo procedimiento una y otra vez hasta que ya no queden naipes en la pila desordenada.</text:p>
      <text:p text:style-name="P3"/>
      <text:p text:style-name="P3">Entonces, toda la baraja estará en la pila ordenada, y los naipes estarán ordenados de menor a mayor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14" draw:name="Text Frame 15" draw:style-name="gr1" draw:text-style-name="P12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7"><text:tab/></text:span><text:span text:style-name="T4">M</text:span>étodo 2:</text:p>
      <text:p text:style-name="P3"/>
      <text:p text:style-name="P3">preparo espacio sobre la mesa para cada naipe en una cuadricula.</text:p>
      <text:p text:style-name="P3">Así, cada naipe de la baraja tiene un lugar reservado sobre la mesa, que ahora esta vacío.</text:p>
      <text:p text:style-name="P3"/>
      <text:p text:style-name="P3"/>
      <text:p text:style-name="P3"/>
      <text:p text:style-name="P3"/>
      <text:section text:style-name="Sect1" text:name="Section6">
        <text:p text:style-name="P3">Una vez hecho esto, </text:p>
        <text:p text:style-name="P3">levanto el primer naipe de la baraja, digamos que es el cinco de diamantes, y lo coloco sobre la mesa, en la cuadricula, en el espacio reservado para el cinco de diamantes.</text:p>
        <text:p text:style-name="P3"/>
        <text:p text:style-name="P3">Y repito el procedimiento.</text:p>
        <text:p text:style-name="P3">Levanto el primer naipe de la baraja, digamos que es el tres de tréboles, y lo coloco sobre la mesa, en la cuadricula, en el espacio reservado para el tres de tréboles.</text:p>
      </text:section>
      <text:p text:style-name="P3"/>
      <text:p text:style-name="P3"/>
      <text:p text:style-name="P3"/>
      <text:p text:style-name="P3"/>
      <text:p text:style-name="P3">Y repetiré el mismo procedimiento con todos los naipes hasta que no quede ninguno en la baraja.</text:p>
      <text:p text:style-name="P3"/>
      <text:p text:style-name="P3">Entonces toda la baraja estará sobre la mesa, en la cuadricula, ordenad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</text:p>
      <text:p text:style-name="P3"/>
      <text:p text:style-name="P3">Numero de operaciones:</text:p>
      <text:p text:style-name="P3"/>
      <text:p text:style-name="P3"/>
      <text:p text:style-name="P3">Veamos ahora cuantas operaciones han tenido que realizar estos dos métodos, aproximadamente, para ordenar la baraja.</text:p>
      <text:p text:style-name="P3"/>
      <text:p text:style-name="P3">Método 1:</text:p>
      <text:p text:style-name="P3"/>
      <text:p text:style-name="P3">el primer algoritmo, revisa cuidadosamente la baraja comparando uno a uno todas los naipes para extraer el de menor valor.</text:p>
      <text:p text:style-name="P3">si la baraja tiene 50 naipes, se habrán realizado 50 comparaciones.</text:p>
      <text:p text:style-name="P3">después de realizar 50 comparaciones tenemos 1 naipe ordenado, y 49 sin ordenar.</text:p>
      <text:p text:style-name="P3">Para extraer el segundo naipe de menor valor repetiremos el procedimiento anterior con los 49 naipes que todavía están sin ordenar, y eso requerirá otras 49 comparaciones.</text:p>
      <text:p text:style-name="P3">repetiremos el procedimiento para extraer el tercer naipe con los 48 todavía sin ordenar, y esto requerirá otras 48 comparaciones,</text:p>
      <text:p text:style-name="P3">repetiremos el mismo procedimiento una y otra vez hasta que no queden naipes sin ordenar.</text:p>
      <text:p text:style-name="P3">cuantas comparaciones habrán sido necesarias ?</text:p>
      <text:p text:style-name="P3">50 + (50 - 1) + (50 - 2) + (50 - 3) + (50 - 4) + ... + (50 - 49)</text:p>
      <text:p text:style-name="P3"/>
      <text:p text:style-name="P3"><text:soft-page-break/>si al numero de elementos que queremos ordenar le llamamos 'N', en este caso N=50, el numero de operaciones necesarias serán</text:p>
      <text:p text:style-name="P3">aproximadamente N * (N-1)</text:p>
      <text:p text:style-name="P3">Podemos decir, por lo tanto, que el coste de ejecutar este algoritmo es de "el orden de" N cuadrado.</text:p>
      <text:p text:style-name="P3"/>
      <text:p text:style-name="P3"/>
      <text:p text:style-name="P3">Método 2:</text:p>
      <text:p text:style-name="P3"/>
      <text:p text:style-name="P3">Empezamos reservando espacio para cada naipe en una cuadricula.</text:p>
      <text:p text:style-name="P3">Extraemos un naipe de la baraja y lo colocamos en el lugar que tiene reservado en la cuadricula.</text:p>
      <text:p text:style-name="P3">Lo mismo hacemos con el segundo y con todos los demás.</text:p>
      <text:p text:style-name="P3"/>
      <text:p text:style-name="P3">cuantas operaciones son necesarias para ordenar la baraja ?</text:p>
      <text:p text:style-name="P3">una operación por naipe.</text:p>
      <text:p text:style-name="P3">si el numero de naipes es N, entonces el numero de operaciones sera del orden de N.</text:p>
      <text:p text:style-name="P3"/>
      <text:p text:style-name="P3"/>
      <text:p text:style-name="P3">--------------------------</text:p>
      <text:p text:style-name="P3"/>
      <text:p text:style-name="P3"/>
      <text:p text:style-name="P3">Cual es el mejor ?</text:p>
      <text:p text:style-name="P3"/>
      <text:p text:style-name="P3"/>
      <text:p text:style-name="P3">Ahora que tenemos una medida del numero de operaciones que ambos algoritmos necesitan para conseguir el objetivo podemos compararlos.</text:p>
      <text:p text:style-name="P3"/>
      <text:p text:style-name="P3">el primero es del orden de N cuadrado, o N por N.</text:p>
      <text:p text:style-name="P3">el segundo es del orden de N.</text:p>
      <text:p text:style-name="P3"/>
      <text:p text:style-name="P3">el segundo algoritmo hace el trabajo con menos operaciones, y por lo tanto es mas eficiente.</text:p>
      <text:p text:style-name="P3"/>
      <text:p text:style-name="P3"/>
      <text:p text:style-name="P3">--------------------</text:p>
      <text:p text:style-name="P3"><text:soft-page-break/></text:p>
      <text:p text:style-name="P3"/>
      <text:p text:style-name="P3"/>
      <text:p text:style-name="P3">Volvamos ahora al sistema que estamos analizando, la maquina viviente:</text:p>
      <text:p text:style-name="P3"/>
      <text:p text:style-name="P3"/>
      <text:p text:style-name="P3">Ahora que hemos visto como pueden compararse 2 métodos, </text:p>
      <text:p text:style-name="P3">volvamos al sistema inteligente formado por seres vivientes</text:p>
      <text:p text:style-name="P3">y veamos el Método que ha utilizado en términos de eficiencia algorítmica.</text:p>
      <text:p text:style-name="P3"/>
      <text:p text:style-name="P3">Como es de eficiente ?</text:p>
      <text:p text:style-name="P3">Cuantas operaciones necesita para alcanzar el objetivo ?</text:p>
      <text:p text:style-name="P3">Existen algoritmos que encuentren la solución con menos operaciones ?</text:p>
      <text:p text:style-name="P3">Podríamos sugerir cambios en el procedimiento para mejorar su eficiencia ?</text:p>
      <text:p text:style-name="P3"/>
      <text:p text:style-name="P3">Para responder a estas preguntas revisemos el experimento del capitulo anterior.</text:p>
      <text:p text:style-name="P3"/>
      <text:p text:style-name="P3">---------------------</text:p>
      <text:p text:style-name="P3"/>
      <text:p text:style-name="P3">Resumo las características del problema del ejemplo:</text:p>
      <text:p text:style-name="P3"/>
      <text:p text:style-name="P3">El tablero representa un laberinto, con una entrada y una salida.</text:p>
      <text:p text:style-name="P3">Sobre el tablero tenemos una única ficha.</text:p>
      <text:p text:style-name="P3">El objetivo del juego es llevar la ficha desde la entrada hasta la salida.</text:p>
      <text:p text:style-name="P3">La ficha puede desplazarse a una distancia de una única casilla con cada jugada, y este es el único movimiento valido.</text:p>
      <text:p text:style-name="P3">Y lo que queremos saber es, </text:p>
      <text:p text:style-name="P3">cual es el camino que la ficha debe recorrer para ir desde la entrada hasta la salida ?</text:p>
      <text:p text:style-name="P3"/>
      <text:p text:style-name="P3">La entrada la hemos situado en la casilla 'A1', y la salida en la casilla 'H8'</text:p>
      <text:p text:style-name="P3"/>
      <text:p text:style-name="P3">La distancia que separa la entrada de la salida es de 7 casillas.</text:p>
      <text:p text:style-name="P3"/>
      <text:p text:style-name="P3">(dibujo)</text:p>
      <text:p text:style-name="P3"/>
      <text:p text:style-name="P3"><text:soft-page-break/></text:p>
      <text:p text:style-name="P3">La ficha solo puede moverse una casilla cada vez, por lo tanto, no sera posible alcanzar la salida con menos de 7 movimientos.</text:p>
      <text:p text:style-name="P3">7 movimientos como mínimo, en el caso de que encuentre el camino mas corto, </text:p>
      <text:p text:style-name="P3">pero pueden ser mas, dependiendo del Método que utilice para explorar el tablero.</text:p>
      <text:p text:style-name="P3"/>
      <text:p text:style-name="P3">(dibujo)</text:p>
      <text:p text:style-name="P3"/>
      <text:p text:style-name="P3"/>
      <text:p text:style-name="P3">No pueden ser menos porque una jugada valida desplaza la ficha a una distancia de 1 casilla, de modo que, desplazarse 7 casillas requerirá 7 movimientos o mas.</text:p>
      <text:p text:style-name="P3"/>
      <text:p text:style-name="P3">----------------------</text:p>
      <text:p text:style-name="P3"/>
      <text:p text:style-name="P3">Recordemos ahora como ha sido resuelto el problema:</text:p>
      <text:p text:style-name="P3"/>
      <text:p text:style-name="P3"/>
      <text:p text:style-name="P3">Hemos creado un individuo, el primero de su especie, representando el estado inicial del problema.</text:p>
      <text:p text:style-name="P3">Un tablero con una ficha colocada en la entrada del laberinto, 'A1'.</text:p>
      <text:p text:style-name="P3">Todos los individuos de esta especie, cumplirán con un ciclo de vida que consiste en, </text:p>
      <text:p text:style-name="P3">nacer, reproducirse y morir.</text:p>
      <text:p text:style-name="P3"/>
      <text:p text:style-name="P3">Cuando hemos dotado de vida a este primer individuo, el ha llevado a cabo las etapas de su ciclo de vida.</text:p>
      <text:p text:style-name="P3">Se ha reproducido, generando todos los hijos posibles, e inmediatamente después ha muerto, eliminándose del sistema.</text:p>
      <text:p text:style-name="P3">Al cumplir con su ciclo de vida, ha iniciado un proceso mas complejo, que va mas allá de su propia existencia, y que continuara aun cuando el ya no forma parte del sistema.</text:p>
      <text:p text:style-name="P3">El proceso que ha desencadenado con su existencia le sobrevivirá.</text:p>
      <text:p text:style-name="P3"/>
      <text:p text:style-name="P3"/>
      <text:p text:style-name="P3">Y ha sucedido lo siguiente,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</text:p>
      <text:p text:style-name="P3"/>
      <text:p text:style-name="P3"/>
      <text:p text:style-name="P3"/>
      <text:p text:style-name="P3">(dibujos)</text:p>
      <text:p text:style-name="P3"/>
      <text:p text:style-name="P3"/>
      <text:p text:style-name="P3"/>
      <text:p text:style-name="P3">------------------------------------------------</text:p>
      <text:p text:style-name="P3"/>
      <text:p text:style-name="P3">El sistema ha encontrado la respuesta después de 7 generaciones.</text:p>
      <text:p text:style-name="P3">El sistema avanza un paso en el proceso en cada generación.</text:p>
      <text:p text:style-name="P3"/>
      <text:p text:style-name="P3">Y con cada generación, </text:p>
      <text:p text:style-name="P3">avanza un paso en la dirección correcta.</text:p>
      <text:p text:style-name="P3">No se pierde, no duda, no se equivoca.</text:p>
      <text:p text:style-name="P3">Se mueve hacia el objetivo como si supiera adonde se encuentra desde el principio.</text:p>
      <text:p text:style-name="P3"/>
      <text:p text:style-name="P3">Con cada paso, avanza hacia el objetivo,</text:p>
      <text:p text:style-name="P3">por el camino mas corto.</text:p>
      <text:p text:style-name="P3"/>
      <text:p text:style-name="P3"/>
      <text:p text:style-name="P3">Hemos establecido que son necesarios al menos 7 pasos para alcanzar la salida,</text:p>
      <text:p text:style-name="P3">ya que se encuentra a una distancia de 7 casillas y la ficha no puede moverse mas de 1 casilla en cada jugada.</text:p>
      <text:p text:style-name="P3"/>
      <text:p text:style-name="P3">De modo que,</text:p>
      <text:p text:style-name="P3"><text:soft-page-break/>el sistema ha encontrado la respuesta con el <text:s/>mínimo numero de pasos necesarios.</text:p>
      <text:p text:style-name="P3"/>
      <text:p text:style-name="P3">Nos preguntábamos como podemos mejorar el procedimiento que utiliza el sistema para hacerlo mas eficiente.</text:p>
      <text:p text:style-name="P3">Y eso, simplemente no es posible.</text:p>
      <text:p text:style-name="P3"/>
      <text:p text:style-name="P3">No sera posible mejorarlo.</text:p>
      <text:p text:style-name="P3">Jamas existirá un sistema mas eficiente que este, </text:p>
      <text:p text:style-name="P3">porque el problema no puede resolverse con un menor numero de operacion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56_29_" draw:display-name="OIG%20(56)" xlink:href="Pictures/10000000000004000000040045C06279596841EB.jpg" xlink:type="simple" xlink:show="embed" xlink:actuate="onLoad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42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1-04T19:46:37.757000000</dc:date>
    <meta:editing-duration>PT19H10M53S</meta:editing-duration>
    <meta:editing-cycles>185</meta:editing-cycles>
    <meta:generator>LibreOffice/7.3.5.2$Windows_X86_64 LibreOffice_project/184fe81b8c8c30d8b5082578aee2fed2ea847c01</meta:generator>
    <meta:document-statistic meta:table-count="0" meta:image-count="0" meta:object-count="0" meta:page-count="18" meta:paragraph-count="142" meta:word-count="1569" meta:character-count="9402" meta:non-whitespace-character-count="7928"/>
  </office:meta>
</office:document-meta>
</file>